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.29999995231628pt" style:font-size-complex="1.5pt"/>
    </style:style>
    <style:style style:name="P2" style:family="paragraph" style:parent-style-name="Standard">
      <style:text-properties fo:font-size="12pt" officeooo:rsid="0007a872" officeooo:paragraph-rsid="0007a872" style:font-size-asian="1.29999995231628pt" style:font-size-complex="1.5pt"/>
    </style:style>
    <style:style style:name="T1" style:family="text">
      <style:text-properties officeooo:rsid="0007a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ur implementation video link-</text:span></text:p>
      <text:p text:style-name="P1"><text:a xlink:type="simple" xlink:href="https://drive.google.com/file/d/1WUrCmvHpXrzQHslJ-Bke-J7Hcw3sz4pL/view?usp=sharing" text:style-name="Internet_20_link" text:visited-style-name="Visited_20_Internet_20_Link"/></text:p>
      <text:p text:style-name="P1"><text:a xlink:type="simple" xlink:href="https://drive.google.com/file/d/1WUrCmvHpXrzQHslJ-Bke-J7Hcw3sz4pL/view?usp=sharing" text:style-name="Internet_20_link" text:visited-style-name="Visited_20_Internet_20_Link"/></text:p>
      <text:p text:style-name="P1"><text:a xlink:type="simple" xlink:href="https://drive.google.com/file/d/1WUrCmvHpXrzQHslJ-Bke-J7Hcw3sz4pL/view?usp=sharing" text:style-name="Internet_20_link" text:visited-style-name="Visited_20_Internet_20_Link">https://drive.google.com/file/d/1WUrCmvHpXrzQHslJ-Bke-J7Hcw3sz4pL/view?usp=sharing</text:a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96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96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9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6:51:48.198966867</meta:creation-date>
    <dc:date>2021-07-05T16:52:50.028666853</dc:date>
    <meta:editing-duration>PT1M8S</meta:editing-duration>
    <meta:editing-cycles>1</meta:editing-cycles>
    <meta:document-statistic meta:table-count="0" meta:image-count="0" meta:object-count="0" meta:page-count="1" meta:paragraph-count="2" meta:word-count="5" meta:character-count="112" meta:non-whitespace-character-count="109"/>
    <meta:generator>LibreOffice/6.0.7.3$Linux_X86_64 LibreOffice_project/00m0$Build-3</meta:generator>
  </office:meta>
</office:document-meta>
</file>